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00bd9" style:font-name="AndaleMono" fo:font-size="16pt" style:font-name-asian="AndaleMono" style:font-size-asian="16pt" style:font-name-complex="AndaleMono" style:font-size-complex="16pt"/>
    </style:style>
    <style:style style:name="P4" style:family="paragraph"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variant="normal" fo:text-transform="none" fo:color="#400bd9" style:text-outline="false" style:text-line-through-style="none" style:text-line-through-type="none" style:font-name="AndaleMono" fo:font-size="16pt" fo:font-style="normal" fo:text-shadow="none" style:text-underline-style="none" fo:font-weight="normal" style:letter-kerning="true" style:font-name-asian="AndaleMono" style:font-size-asian="16pt" style:font-style-asian="normal" style:font-weight-asian="normal" style:font-name-complex="Andale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144cm" svg:height="0.962cm" svg:x="2.5cm" svg:y="3.1cm">
          <draw:text-box>
            <text:p>Entwicklung und Testen</text:p>
          </draw:text-box>
        </draw:frame>
        <draw:frame draw:style-name="gr1" draw:text-style-name="P1" draw:layer="layout" svg:width="3.529cm" svg:height="0.962cm" svg:x="18.3cm" svg:y="3.1cm">
          <draw:text-box>
            <text:p>Produktion</text:p>
          </draw:text-box>
        </draw:frame>
        <draw:line draw:style-name="gr2" draw:text-style-name="P2" draw:layer="layout" svg:x1="14.5cm" svg:y1="2cm" svg:x2="14.5cm" svg:y2="9.9cm">
          <text:p/>
        </draw:line>
        <draw:frame draw:style-name="gr1" draw:text-style-name="P1" draw:layer="layout" svg:width="13.033cm" svg:height="0.886cm" svg:x="1.1cm" svg:y="5.1cm">
          <draw:text-box>
            <text:p text:style-name="P3"><text:span text:style-name="T1">/qualstorzws01/data_projekte/projekte</text:span></text:p>
          </draw:text-box>
        </draw:frame>
        <draw:frame draw:style-name="gr1" draw:text-style-name="P1" draw:layer="layout" svg:width="8.291cm" svg:height="0.886cm" svg:x="16cm" svg:y="5.1cm">
          <draw:text-box>
            <text:p text:style-name="P3"><text:span text:style-name="T1">/qualstorzws01/data_zws</text:span></text:p>
          </draw:text-box>
        </draw:frame>
        <draw:frame draw:style-name="gr1" draw:text-style-name="P1" draw:layer="layout" svg:width="4.591cm" svg:height="0.962cm" svg:x="3.1cm" svg:y="7.1cm">
          <draw:text-box>
            <text:p>&lt;Auswertung&gt;</text:p>
          </draw:text-box>
        </draw:frame>
        <draw:line draw:style-name="gr2" draw:text-style-name="P2" draw:layer="layout" svg:x1="2cm" svg:y1="6cm" svg:x2="2cm" svg:y2="7.6cm">
          <text:p/>
        </draw:line>
        <draw:line draw:style-name="gr2" draw:text-style-name="P2" draw:layer="layout" svg:x1="2cm" svg:y1="7.6cm" svg:x2="3.3cm" svg:y2="7.6cm">
          <text:p/>
        </draw:line>
        <draw:frame draw:style-name="gr1" draw:text-style-name="P5" draw:layer="layout" svg:width="10.658cm" svg:height="1.904cm" svg:x="3.6cm" svg:y="8.2cm">
          <draw:text-box>
            <text:p text:style-name="P4"><text:span text:style-name="T2">git init <text:s/># Initialisierung git-Repository</text:span></text:p>
            <text:p text:style-name="P4"><text:span text:style-name="T2">… <text:s text:c="7"/></text:span><text:span text:style-name="T2"># Versionierung von bin, doc, par, prog,</text:span></text:p>
            <text:p text:style-name="P4"><text:span text:style-name="T2">… <text:s text:c="7"/></text:span><text:span text:style-name="T2"># Entwicklung und Testen </text:span></text:p>
          </draw:text-box>
        </draw:frame>
        <draw:frame draw:style-name="gr1" draw:text-style-name="P1" draw:layer="layout" svg:width="15.763cm" svg:height="1.673cm" svg:x="8.955cm" svg:y="12cm">
          <draw:text-box>
            <text:p>Nach Abschluss der Tests</text:p>
            <text:p>cp prog, par /qualstorzws01/data_zws/&lt;Auswertung&gt; <text:s/></text:p>
          </draw:text-box>
        </draw:frame>
        <draw:line draw:style-name="gr3" draw:text-style-name="P2" draw:layer="layout" svg:x1="4.4cm" svg:y1="10.5cm" svg:x2="9cm" svg:y2="12.6cm">
          <text:p/>
        </draw:line>
        <draw:line draw:style-name="gr2" draw:text-style-name="P2" draw:layer="layout" svg:x1="24.6cm" svg:y1="13.2cm" svg:x2="27cm" svg:y2="13.2cm">
          <text:p/>
        </draw:line>
        <draw:frame draw:style-name="gr1" draw:text-style-name="P1" draw:layer="layout" svg:width="4.591cm" svg:height="0.962cm" svg:x="18.101cm" svg:y="7.1cm">
          <draw:text-box>
            <text:p>&lt;Auswertung&gt;</text:p>
          </draw:text-box>
        </draw:frame>
        <draw:line draw:style-name="gr2" draw:text-style-name="P2" draw:layer="layout" svg:x1="16.9cm" svg:y1="6cm" svg:x2="16.9cm" svg:y2="7.6cm">
          <text:p/>
        </draw:line>
        <draw:line draw:style-name="gr2" draw:text-style-name="P2" draw:layer="layout" svg:x1="16.9cm" svg:y1="7.6cm" svg:x2="18.2cm" svg:y2="7.6cm">
          <text:p/>
        </draw:line>
        <draw:line draw:style-name="gr2" draw:text-style-name="P2" draw:layer="layout" svg:x1="27cm" svg:y1="13.2cm" svg:x2="27cm" svg:y2="7.6cm">
          <text:p/>
        </draw:line>
        <draw:line draw:style-name="gr3" draw:text-style-name="P2" draw:layer="layout" svg:x1="27cm" svg:y1="7.6cm" svg:x2="22.5cm" svg:y2="7.6cm">
          <text:p/>
        </draw:line>
        <draw:frame draw:style-name="gr1" draw:text-style-name="P5" draw:layer="layout" svg:width="10.679cm" svg:height="1.904cm" svg:x="16.3cm" svg:y="8.2cm">
          <draw:text-box>
            <text:p text:style-name="P4"><text:span text:style-name="T2">git init <text:s/># git-Repository neu initialisiert</text:span></text:p>
            <text:p text:style-name="P4"><text:span text:style-name="T2">… <text:s text:c="7"/></text:span><text:span text:style-name="T2"># Versionierung von bin, doc, par, prog,</text:span></text:p>
            <text:p text:style-name="P4"><text:span text:style-name="T2">… <text:s text:c="7"/></text:span><text:span text:style-name="T2"># Produktive Version im branch master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2-10T14:03:36.728129732</dc:date>
    <meta:editing-duration>PT20M35S</meta:editing-duration>
    <meta:editing-cycles>6</meta:editing-cycles>
    <meta:generator>LibreOffice/6.1.2.1$MacOSX_X86_64 LibreOffice_project/65905a128db06ba48db947242809d14d3f9a93fe</meta:generator>
    <meta:document-statistic meta:object-count="18"/>
  </office:meta>
</office:document-meta>
</file>